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CacheCleanab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CacheCleanab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acheCleanable.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acheCleanable.RepositoryCacheCleanable( RepositoryCach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nCacheAction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eanCacheAction.CleanCacheAction( Cleanable clea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CacheCleanable.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nCacheAction.CleanCacheAction( Cleanable [ ] clean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CacheCleanable.ResolutionCacheCleanable( ResolutionCach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